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, 'Apple Color Emoji', 'Segoe UI', 'Segoe UI Emoji', 'Segoe UI Symbol'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fo:background-color="#ffffff"/>
    </style:style>
    <style:style style:name="P2" style:family="paragraph" style:parent-style-name="Standard">
      <style:paragraph-properties fo:margin-left="0cm" fo:margin-right="0cm" fo:text-indent="1.251cm" style:auto-text-indent="false"/>
      <style:text-properties fo:background-color="#ffffff"/>
    </style:style>
    <style:style style:name="P3" style:family="paragraph" style:parent-style-name="Standard">
      <style:text-properties officeooo:paragraph-rsid="0018546d" fo:background-color="#ffffff"/>
    </style:style>
    <style:style style:name="P4" style:family="paragraph" style:parent-style-name="Standard">
      <style:text-properties officeooo:rsid="0018546d" officeooo:paragraph-rsid="0018546d"/>
    </style:style>
    <style:style style:name="P5" style:family="paragraph" style:parent-style-name="Standard">
      <style:text-properties officeooo:paragraph-rsid="0018546d"/>
    </style:style>
    <style:style style:name="P6" style:family="paragraph" style:parent-style-name="Standard">
      <style:text-properties officeooo:paragraph-rsid="001a5277"/>
    </style:style>
    <style:style style:name="P7" style:family="paragraph" style:parent-style-name="Standard">
      <style:text-properties officeooo:rsid="00196664" officeooo:paragraph-rsid="001c2162"/>
    </style:style>
    <style:style style:name="P8" style:family="paragraph" style:parent-style-name="Standard">
      <style:text-properties officeooo:rsid="00196664" officeooo:paragraph-rsid="00196664"/>
    </style:style>
    <style:style style:name="P9" style:family="paragraph" style:parent-style-name="Standard">
      <style:text-properties fo:font-size="12pt" officeooo:rsid="001a5277" officeooo:paragraph-rsid="001a5277"/>
    </style:style>
    <style:style style:name="P10" style:family="paragraph" style:parent-style-name="Header">
      <style:text-properties fo:language="de" fo:country="DE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P12" style:family="paragraph" style:parent-style-name="Standard">
      <style:text-properties officeooo:paragraph-rsid="0018546d"/>
    </style:style>
    <style:style style:name="P13" style:family="paragraph" style:parent-style-name="Standard">
      <style:text-properties fo:font-size="12pt" officeooo:rsid="001a5277" officeooo:paragraph-rsid="001a5277"/>
    </style:style>
    <style:style style:name="P14" style:family="paragraph" style:parent-style-name="Standard">
      <style:text-properties fo:background-color="#ffffff"/>
    </style:style>
    <style:style style:name="P15" style:family="paragraph" style:parent-style-name="Standard">
      <style:paragraph-properties fo:margin-left="0cm" fo:margin-right="0cm" fo:text-indent="1.251cm" style:auto-text-indent="false"/>
      <style:text-properties fo:background-color="#ffffff"/>
    </style:style>
    <style:style style:name="P16" style:family="paragraph" style:parent-style-name="Standard">
      <style:text-properties officeooo:paragraph-rsid="0018546d" fo:background-color="#ffffff"/>
    </style:style>
    <style:style style:name="P17" style:family="paragraph" style:parent-style-name="Standard">
      <style:text-properties officeooo:rsid="0018546d" officeooo:paragraph-rsid="0018546d"/>
    </style:style>
    <style:style style:name="P18" style:family="paragraph" style:parent-style-name="Standard">
      <style:text-properties officeooo:paragraph-rsid="001a5277"/>
    </style:style>
    <style:style style:name="P19" style:family="paragraph" style:parent-style-name="Standard">
      <style:text-properties fo:color="#000000" loext:opacity="100%" style:font-name="Liberation Serif" fo:font-size="12pt" fo:font-style="normal" officeooo:rsid="00196664" officeooo:paragraph-rsid="00196664" style:font-size-asian="12pt" style:font-style-asian="normal" style:font-size-complex="12pt" style:font-style-complex="normal"/>
    </style:style>
    <style:style style:name="T1" style:family="text">
      <style:text-properties officeooo:rsid="001a5277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18d0a8" fo:background-color="#ffffff" loext:char-shading-value="0"/>
    </style:style>
    <style:style style:name="T4" style:family="text">
      <style:text-properties officeooo:rsid="0018546d"/>
    </style:style>
    <style:style style:name="T5" style:family="text">
      <style:text-properties fo:font-size="12pt"/>
    </style:style>
    <style:style style:name="T6" style:family="text">
      <style:text-properties fo:font-size="12pt" officeooo:rsid="0018546d"/>
    </style:style>
    <style:style style:name="T7" style:family="text">
      <style:text-properties fo:font-size="12pt" officeooo:rsid="001a5277"/>
    </style:style>
    <style:style style:name="T8" style:family="text">
      <style:text-properties officeooo:rsid="001db3cd"/>
    </style:style>
    <style:style style:name="T9" style:family="text">
      <style:text-properties fo:font-variant="normal" fo:text-transform="none" fo:color="#6a737d" loext:opacity="100%" style:font-name="SFMono-Regular" fo:font-size="13pt" fo:letter-spacing="normal" fo:font-style="italic" fo:font-weight="normal" style:font-size-asian="13pt" style:font-style-asian="italic" style:font-size-complex="13pt" style:font-style-complex="italic"/>
    </style:style>
    <style:style style:name="T10" style:family="text">
      <style:text-properties fo:font-variant="normal" fo:text-transform="none" fo:color="#6a737d" loext:opacity="100%" style:font-name="SFMono-Regular" fo:font-size="13pt" fo:letter-spacing="normal" fo:font-style="italic" fo:font-weight="normal" officeooo:rsid="001b57d5" style:font-size-asian="13pt" style:font-style-asian="italic" style:font-size-complex="13pt" style:font-style-complex="italic"/>
    </style:style>
    <style:style style:name="T11" style:family="text">
      <style:text-properties fo:font-variant="normal" fo:text-transform="none" fo:color="#6a737d" loext:opacity="100%" style:font-name="Liberation Serif" fo:font-size="13pt" fo:letter-spacing="normal" fo:font-style="italic" fo:font-weight="normal" style:font-size-asian="13pt" style:font-style-asian="italic" style:font-size-complex="13pt" style:font-style-complex="italic"/>
    </style:style>
    <style:style style:name="T12" style:family="text">
      <style:text-properties fo:font-variant="normal" fo:text-transform="none" fo:color="#6a737d" loext:opacity="100%" style:font-name="Liberation Serif" fo:font-size="13pt" fo:letter-spacing="normal" fo:font-style="italic" fo:font-weight="normal" officeooo:rsid="001b57d5" style:font-size-asian="13pt" style:font-style-asian="italic" style:font-size-complex="13pt" style:font-style-complex="italic"/>
    </style:style>
    <style:style style:name="T13" style:family="text">
      <style:text-properties fo:font-variant="normal" fo:text-transform="none" fo:color="#6a737d" loext:opacity="100%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fo:color="#6a737d" loext:opacity="100%" style:font-name="Liberation Serif" fo:font-size="12pt" fo:letter-spacing="normal" fo:font-style="italic" fo:font-weight="normal" officeooo:rsid="001b57d5" style:font-size-asian="12pt" style:font-style-asian="italic" style:font-size-complex="12pt" style:font-style-complex="italic"/>
    </style:style>
    <style:style style:name="T15" style:family="text">
      <style:text-properties officeooo:rsid="001b57d5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Journal de bord de la SAE 1.01</text:p>
      <text:p text:style-name="Standard"/>
      <text:p text:style-name="Standard"/>
      <text:p text:style-name="Standard"/>
      <text:p text:style-name="Standard">Mardi 10 D<text:span text:style-name="T1">é</text:span>cembre :</text:p>
      <text:p text:style-name="Standard"><text:tab/>- Attente de la consigne de la part de Mr CASALI</text:p>
      <text:p text:style-name="Standard"/>
      <text:p text:style-name="Standard">Jeudi 12 D<text:span text:style-name="T1">é</text:span>cembre :</text:p>
      <text:p text:style-name="Standard"><text:tab/>- Brainstorming sur le jeu (concept, lore,…) et répartition des tâches</text:p>
      <text:p text:style-name="Standard"><text:tab/>- <text:span text:style-name="Police_20_par_20_défaut"><text:span text:style-name="T2">Resolution sur les debordements de tableaux</text:span></text:span></text:p>
      <text:p text:style-name="Standard"><text:tab/>- Résolution du <text:a xlink:type="simple" xlink:href="https://github.com/Theo-radj/SAE1.01/commit/9d9b7545781c01295ef12a7b6d0ad80a92263c5b" office:target-frame-name="_top" xlink:show="replace" text:style-name="Internet_20_link" text:visited-style-name="Visited_20_Internet_20_Link"><text:span text:style-name="Police_20_par_20_défaut"><text:span text:style-name="T3">bug </text:span></text:span><text:span text:style-name="Police_20_par_20_défaut"><text:span text:style-name="T2">sur le fait que le joueur peut jouer à la place de l'autre</text:span></text:span></text:a></text:p>
      <text:p text:style-name="Standard"><text:span text:style-name="Police_20_par_20_défaut"><text:span text:style-name="T2"><text:tab/>- Matisse a commencé ajouter de la possibilité de faire des ovales avec MinGL2</text:span></text:span></text:p>
      <text:p text:style-name="Standard"/>
      <text:p text:style-name="P1">Lundi 16 D<text:span text:style-name="T1">é</text:span>cembre :</text:p>
      <text:p text:style-name="P2">- Dinesh et William ont commencé à générer la carte de maniere procédural</text:p>
      <text:p text:style-name="P2">- Matisse a créé une fonction permettant d’afficher des matrix (en t’en que map) avec <text:tab/>MinGL2</text:p>
      <text:p text:style-name="P1"/>
      <text:p text:style-name="P1">Mardi 17 Decembre :</text:p>
      <text:p text:style-name="P2">- Matisse a fini d’implémenter les ovales dans les formes part défauts de la librairie MinGL2</text:p>
      <text:p text:style-name="P2">- Matisse a modifié la fonction qui affiche la matrix pour que les éléments soit proportionnel a la taille de la matrix et de la fenêtre</text:p>
      <text:p text:style-name="P1"/>
      <text:p text:style-name="P1">Mercredi 18 décembre</text:p>
      <text:p text:style-name="P3"><text:tab/>- Dinesh a implémenté la fonction IllegalMove() pour éviter tout débordement de tableau</text:p>
      <text:p text:style-name="P1"/>
      <text:p text:style-name="P4">Samedi 21 décembre :</text:p>
      <text:p text:style-name="P5"><text:span text:style-name="T4"><text:tab/>- </text:span><text:span text:style-name="T5">William a fini la génération de la map aléatoirement en implémentant une structure <text:tab/>« </text:span><text:span text:style-name="T6">Form » </text:span><text:span text:style-name="T5">et 6 formes qui seront choisies puis mises en rotation et enfin placées de manière <text:tab/>aléatoire s’il y a la place </text:span><text:span text:style-name="T6">dans la matrice principale</text:span><text:span text:style-name="T5">.</text:span></text:p>
      <text:p text:style-name="P5"/>
      <text:p text:style-name="P7">Mardi 24/ Mercredi 25 décembre :</text:p>
      <text:p text:style-name="P7"><text:tab/>- Mise en place de téléporteurs dans le jeu pour pouvoir ce « TP ».</text:p>
      <text:p text:style-name="P5"/>
      <text:p text:style-name="P9">Dimanche 29 décembre : </text:p>
      <text:p text:style-name="P6"><text:span text:style-name="T7"><text:tab/>- </text:span><text:span text:style-name="T5">William a terminé la génération des items dans la matrice et a également intégré une notion <text:tab/>de score pour chaque joueur. Chaque fois qu'un joueur se déplace sur une case contenant un<text:tab/></text:span><text:span text:style-name="T7">i</text:span><text:span text:style-name="T5">tem, cet item est ajouté à une liste. Cette liste sera vidée lorsque le joueur retourne à sa <text:tab/>base, <text:s/></text:span><text:span text:style-name="T7">e</text:span><text:span text:style-name="T5">t son score sera alors augmenté en conséquence. </text:span></text:p>
      <text:p text:style-name="P8"/>
      <text:p text:style-name="P8">Vendredi 27 - Mardi 31 décembre : </text:p>
      <text:p text:style-name="P8"><text:tab/>- <text:s/>Essai de la mise en place d’un Monstre (bot) avec l’implémentation A* fait maison mais</text:p>
      <text:p text:style-name="P8"><text:tab/>mais ce fut un échec</text:p>
      <text:p text:style-name="P8"/>
      <text:p text:style-name="P8">Jeudi 2 janvier 2025 : </text:p>
      <text:p text:style-name="P8"><text:tab/>- Mise en place du bot avec l’implémentation <text:span text:style-name="T8">de pathfinding de Dijkstra </text:span><text:span text:style-name="T15">avec l’aide du <text:tab/>youtubeur « Sebastian League » et du tutoriel A* du site DEV Community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, 'Apple Color Emoji', 'Segoe UI', 'Segoe UI Emoji', 'Segoe UI Symbol'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RFI Maxime</text:p>
        <text:p text:style-name="MP1">BENHAFESSA Alexendre<text:tab/><text:tab/>G2</text:p>
        <text:p text:style-name="MP1">EDELSTEIN William</text:p>
        <text:p text:style-name="Header">QUILLIEC Matisse</text:p>
        <text:p text:style-name="Header">RADJOU Dinesh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2-12T10:07:00Z</meta:creation-date>
    <dc:date>2025-01-03T13:39:57.281530909</dc:date>
    <meta:editing-cycles>11</meta:editing-cycles>
    <meta:editing-duration>PT22M44S</meta:editing-duration>
    <meta:document-statistic meta:table-count="0" meta:image-count="0" meta:object-count="0" meta:page-count="1" meta:paragraph-count="32" meta:word-count="373" meta:character-count="2058" meta:non-whitespace-character-count="1692"/>
    <meta:template xlink:type="simple" xlink:actuate="onRequest" xlink:title="" xlink:href="Normal.dotm"/>
  </office:meta>
</office:document-meta>
</file>